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paragraph-rsid="00090438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paragraph-rsid="000ee0f6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fo:font-weight="normal" fo:background-color="transparent" style:font-name-asian="Calibri" style:font-name-complex="Calibri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fo:font-weight="normal" officeooo:paragraph-rsid="000ee0f6" fo:background-color="transparent" style:font-name-asian="Calibri" style:font-name-complex="Calibri"/>
    </style:style>
    <style:style style:name="P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" style:font-name-complex="Calibri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rsid="000d3dfa" officeooo:paragraph-rsid="000d3dfa"/>
    </style:style>
    <style:style style:name="P9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fo:font-weight="normal" officeooo:paragraph-rsid="00125b34" fo:background-color="transparent" style:font-name-asian="Calibri" style:font-name-complex="Calibri"/>
    </style:style>
    <style:style style:name="P11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0pt" fo:font-weight="normal" officeooo:rsid="000ee0f6" officeooo:paragraph-rsid="000ee0f6" fo:background-color="transparent" style:font-name-asian="Calibri" style:font-name-complex="Calibri"/>
    </style:style>
    <style:style style:name="P1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paragraph-rsid="000fd316"/>
    </style:style>
    <style:style style:name="T1" style:family="text">
      <style:text-properties style:use-window-font-color="true" loext:opacity="0%" style:font-name="Calibri" fo:font-size="26pt" fo:font-weight="bold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4pt" fo:font-weight="bold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4pt" fo:font-weight="normal" fo:background-color="transparent" loext:char-shading-value="0" style:font-name-asian="Calibri" style:font-name-complex="Calibri"/>
    </style:style>
    <style:style style:name="T5" style:family="text">
      <style:text-properties style:use-window-font-color="true" loext:opacity="0%" style:font-name="Calibri" fo:font-size="14pt" fo:font-weight="normal" officeooo:rsid="000874c5" fo:background-color="transparent" loext:char-shading-value="0" style:font-name-asian="Calibri" style:font-name-complex="Calibri"/>
    </style:style>
    <style:style style:name="T6" style:family="text">
      <style:text-properties style:use-window-font-color="true" loext:opacity="0%" style:font-name="Calibri" fo:font-size="14pt" fo:font-weight="normal" officeooo:rsid="000d3dfa" fo:background-color="transparent" loext:char-shading-value="0" style:font-name-asian="Calibri" style:font-name-complex="Calibri"/>
    </style:style>
    <style:style style:name="T7" style:family="text">
      <style:text-properties style:use-window-font-color="true" loext:opacity="0%" style:font-name="Calibri" fo:font-size="14pt" fo:font-weight="normal" officeooo:rsid="000db064" fo:background-color="transparent" loext:char-shading-value="0" style:font-name-asian="Calibri" style:font-name-complex="Calibri"/>
    </style:style>
    <style:style style:name="T8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9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officeooo:rsid="000d3dfa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10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officeooo:rsid="000db064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11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officeooo:rsid="000ee0f6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12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fo:background-color="transparent" loext:char-shading-value="0" style:font-name-asian="Calibri" style:font-weight-asian="normal" style:font-name-complex="Calibri" style:font-weight-complex="normal"/>
    </style:style>
    <style:style style:name="T13" style:family="text">
      <style:text-properties style:use-window-font-color="true" loext:opacity="0%" style:font-name="Calibri" fo:font-size="14pt" style:text-underline-style="solid" style:text-underline-width="auto" style:text-underline-color="font-color" fo:font-weight="normal" officeooo:rsid="000ee0f6" fo:background-color="transparent" loext:char-shading-value="0" style:font-name-asian="Calibri" style:font-weight-asian="normal" style:font-name-complex="Calibri" style:font-weight-complex="normal"/>
    </style:style>
    <style:style style:name="T14" style:family="text">
      <style:text-properties style:use-window-font-color="true" loext:opacity="0%" style:font-name="Calibri" fo:font-size="14pt" style:text-underline-style="long-dash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15" style:family="text">
      <style:text-properties style:use-window-font-color="true" loext:opacity="0%" style:font-name="Calibri" fo:font-size="14pt" style:text-underline-style="long-dash" style:text-underline-width="auto" style:text-underline-color="font-color" fo:font-weight="normal" fo:background-color="transparent" loext:char-shading-value="0" style:font-name-asian="Calibri" style:font-name-complex="Calibri"/>
    </style:style>
    <style:style style:name="T16" style:family="text">
      <style:text-properties style:use-window-font-color="true" loext:opacity="0%" style:font-name="Calibri" fo:font-size="14pt" style:text-underline-style="none" fo:font-weight="normal" fo:background-color="transparent" loext:char-shading-value="0" style:font-name-asian="Calibri" style:font-weight-asian="normal" style:font-name-complex="Calibri" style:font-weight-complex="normal"/>
    </style:style>
    <style:style style:name="T17" style:family="text">
      <style:text-properties style:use-window-font-color="true" loext:opacity="0%" style:font-name="Calibri" fo:font-size="14pt" style:text-underline-style="none" fo:font-weight="normal" officeooo:rsid="000ee0f6" fo:background-color="transparent" loext:char-shading-value="0" style:font-name-asian="Calibri" style:font-weight-asian="normal" style:font-name-complex="Calibri" style:font-weight-complex="normal"/>
    </style:style>
    <style:style style:name="T18" style:family="text">
      <style:text-properties style:use-window-font-color="true" loext:opacity="0%" style:font-name="Calibri" fo:font-size="14pt" style:text-underline-style="none" fo:font-weight="normal" fo:background-color="transparent" loext:char-shading-value="0" style:font-name-asian="Calibri" style:font-name-complex="Calibri"/>
    </style:style>
    <style:style style:name="T19" style:family="text">
      <style:text-properties style:use-window-font-color="true" loext:opacity="0%" style:font-name="Calibri" fo:font-size="14pt" style:text-underline-style="none" fo:font-weight="normal" officeooo:rsid="000fd316" fo:background-color="transparent" loext:char-shading-value="0" style:font-name-asian="Calibri" style:font-name-complex="Calibri"/>
    </style:style>
    <style:style style:name="T20" style:family="text">
      <style:text-properties style:use-window-font-color="true" loext:opacity="0%" style:font-name="Calibri" fo:font-size="14pt" style:text-underline-style="none" fo:font-weight="normal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21" style:family="text">
      <style:text-properties style:use-window-font-color="true" loext:opacity="0%" style:font-name="Calibri" fo:font-size="14pt" style:text-underline-style="none" fo:font-weight="normal" officeooo:rsid="000db064" style:text-underline-mode="continuous" style:text-overline-mode="continuous" style:text-line-through-mode="continuous" fo:background-color="transparent" loext:char-shading-value="0" style:font-name-asian="Calibri" style:font-name-complex="Calibri"/>
    </style:style>
    <style:style style:name="T22" style:family="text">
      <style:text-properties style:use-window-font-color="true" loext:opacity="0%" style:font-name="Calibri" fo:font-size="14pt" style:text-underline-style="solid" style:text-underline-width="bold" style:text-underline-color="font-color" fo:font-weight="normal" fo:background-color="transparent" loext:char-shading-value="0" style:font-name-asian="Calibri" style:font-name-complex="Calibri"/>
    </style:style>
    <style:style style:name="T23" style:family="text">
      <style:text-properties style:use-window-font-color="true" loext:opacity="0%" style:font-name="Calibri" fo:font-size="10pt" fo:font-weight="normal" fo:background-color="transparent" loext:char-shading-value="0" style:font-name-asian="Calibri" style:font-name-complex="Calibri"/>
    </style:style>
    <style:style style:name="T24" style:family="text">
      <style:text-properties style:use-window-font-color="true" loext:opacity="0%" style:font-name="Calibri" fo:font-size="10pt" fo:font-weight="normal" officeooo:rsid="000fd316" fo:background-color="transparent" loext:char-shading-value="0" style:font-name-asian="Calibri" style:font-name-complex="Calibri"/>
    </style:style>
    <style:style style:name="T25" style:family="text">
      <style:text-properties style:use-window-font-color="true" loext:opacity="0%" style:text-line-through-style="none" style:text-line-through-type="none" style:font-name="Calibri" fo:font-size="14pt" style:text-underline-style="solid" style:text-underline-width="auto" style:text-underline-color="font-color" fo:font-weight="normal" officeooo:rsid="000fd316" fo:background-color="transparent" loext:char-shading-value="0" style:font-name-asian="Calibri" style:font-name-complex="Calibri"/>
    </style:style>
    <style:style style:name="T26" style:family="text">
      <style:text-properties officeooo:rsid="000db064"/>
    </style:style>
    <style:style style:name="T27" style:family="text">
      <style:text-properties fo:font-size="14pt"/>
    </style:style>
    <style:style style:name="T28" style:family="text">
      <style:text-properties fo:font-size="14pt" style:text-underline-style="solid" style:text-underline-width="auto" style:text-underline-color="font-color" officeooo:rsid="000ee0f6"/>
    </style:style>
    <style:style style:name="T29" style:family="text">
      <style:text-properties fo:font-size="14pt" officeooo:rsid="000ee0f6"/>
    </style:style>
    <style:style style:name="T30" style:family="text">
      <style:text-properties fo:font-size="14pt" style:text-underline-style="none" officeooo:rsid="000ee0f6"/>
    </style:style>
    <style:style style:name="T31" style:family="text">
      <style:text-properties officeooo:rsid="000ee0f6"/>
    </style:style>
    <style:style style:name="T32" style:family="text">
      <style:text-properties officeooo:rsid="000fd3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saje a tablas</text:span><text:span text:style-name="T2"/></text:p>
      <text:p text:style-name="P2"><text:span text:style-name="T3">Entidades:</text:span><text:span text:style-name="T4"/></text:p>
      <text:p text:style-name="P2"><text:span text:style-name="T4">Competidor(</text:span><text:span text:style-name="T8">CI</text:span><text:span text:style-name="T4">, Napell</text:span><text:span text:style-name="T5">i</text:span><text:span text:style-name="T4">do {Nombre, Apellido}, Fnac, </text:span><text:span text:style-name="T6">Sexo</text:span><text:span text:style-name="T4">)</text:span></text:p>
      <text:p text:style-name="P2"><text:span text:style-name="T4">Kata(</text:span><text:span text:style-name="T8">Nº Kata</text:span><text:span text:style-name="T4">, Nom.Kata)</text:span></text:p>
      <text:p text:style-name="P2"><text:span text:style-name="T4">Juez(</text:span><text:span text:style-name="T9">IDJ</text:span><text:span text:style-name="T4">)</text:span></text:p>
      <text:p text:style-name="P2"><text:span text:style-name="T4">Competencia(</text:span><text:span text:style-name="T8">ID</text:span><text:span text:style-name="T4">, Tipo, Categoría, Fecha, </text:span><text:span text:style-name="T6">Cat. Sexo</text:span><text:span text:style-name="T4">)</text:span></text:p>
      <text:p text:style-name="P2"><text:span text:style-name="T4">Grupo(</text:span><text:span text:style-name="T8">ID</text:span><text:span text:style-name="T4">, </text:span><text:span text:style-name="T14">Nº Grupo</text:span><text:span text:style-name="T4">, Color)</text:span></text:p>
      <text:p text:style-name="P5">ID -&gt; Competencia</text:p>
      <text:p text:style-name="P8"><text:span text:style-name="T4">Escuela(</text:span><text:span text:style-name="T12">Nom. Escuela</text:span><text:span text:style-name="T16">)</text:span></text:p>
      <text:p text:style-name="P2"><text:span text:style-name="T3">Relaciones:</text:span><text:span text:style-name="T4"/></text:p>
      <text:p text:style-name="P2"><text:span text:style-name="T4">Juzga(</text:span><text:span text:style-name="T11">IDJ</text:span><text:span text:style-name="T4">, </text:span><text:span text:style-name="T8">CI</text:span><text:span text:style-name="T4">, </text:span><text:span text:style-name="T13">Nº Kata</text:span><text:span text:style-name="T17">, </text:span><text:span text:style-name="T18">Puntaje</text:span><text:span text:style-name="T4">, </text:span><text:span text:style-name="T7">Ronda</text:span><text:span text:style-name="T4">)</text:span></text:p>
      <text:p text:style-name="P5"><text:span text:style-name="T31">IDJ </text:span>-&gt; Juez</text:p>
      <text:p text:style-name="P5">CI -&gt; Competidor</text:p>
      <text:p text:style-name="P11">Nº Kata → Kata</text:p>
      <text:p text:style-name="P2"><text:span text:style-name="T4">Asiste(</text:span><text:span text:style-name="T10">IDJ</text:span><text:span text:style-name="T4">, </text:span><text:span text:style-name="T8">ID</text:span><text:span text:style-name="T20">, </text:span><text:span text:style-name="T21">Nº</text:span><text:span text:style-name="T4">)</text:span></text:p>
      <text:p text:style-name="P5"><text:span text:style-name="T26">IDJ</text:span> -&gt; Juez</text:p>
      <text:p text:style-name="P2"><text:span text:style-name="T23">ID -&gt; Competencia</text:span><text:span text:style-name="T4"/></text:p>
      <text:p text:style-name="P3"><text:span text:style-name="T4">Forma(</text:span><text:span text:style-name="T8">ID</text:span><text:span text:style-name="T4">,</text:span><text:span text:style-name="T18"> </text:span><text:span text:style-name="T25">CI</text:span><text:span text:style-name="T4">)</text:span></text:p>
      <text:p text:style-name="P10">ID -&gt; Nº Grupo</text:p>
      <text:p text:style-name="P12"><text:span text:style-name="T24">CI</text:span><text:span text:style-name="T23"> -&gt; </text:span><text:span text:style-name="T24">Competidor</text:span></text:p>
      <text:p text:style-name="P2"><text:span text:style-name="T4">Elige(</text:span><text:span text:style-name="T8">CI</text:span><text:span text:style-name="T4">, Nº Kata)</text:span></text:p>
      <text:p text:style-name="P5">CI -&gt; Competidor</text:p>
      <text:p text:style-name="P5">Nº Kata -&gt; Kata</text:p>
      <text:p text:style-name="P4"><text:span text:style-name="T29">Integra</text:span><text:span text:style-name="T27">(</text:span><text:span text:style-name="T28">Nom. Escuela</text:span><text:span text:style-name="T30">, </text:span><text:span text:style-name="T28">CI</text:span><text:span text:style-name="T30">, Dojo</text:span><text:span text:style-name="T27">)</text:span></text:p>
      <text:p text:style-name="P6"><text:span text:style-name="T31">Nom. Escuela</text:span> -&gt; <text:span text:style-name="T31">Escuela</text:span></text:p>
      <text:p text:style-name="P6"><text:span text:style-name="T31">CI</text:span> -&gt; <text:span text:style-name="T31">Competidor</text:span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5T10:43:44.222000000</dc:date>
    <meta:editing-duration>PT45M44S</meta:editing-duration>
    <meta:editing-cycles>11</meta:editing-cycles>
    <meta:generator>LibreOffice/7.5.5.2$Windows_X86_64 LibreOffice_project/ca8fe7424262805f223b9a2334bc7181abbcbf5e</meta:generator>
    <meta:document-statistic meta:table-count="0" meta:image-count="0" meta:object-count="0" meta:page-count="2" meta:paragraph-count="26" meta:word-count="85" meta:character-count="527" meta:non-whitespace-character-count="468"/>
  </office:meta>
</office:document-meta>
</file>